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4264d"/>
    </style:style>
    <style:style style:name="P2" style:family="paragraph" style:parent-style-name="Standard">
      <style:text-properties style:font-name="Liberation Serif" fo:font-size="12pt" fo:font-weight="normal" officeooo:rsid="0004264d" officeooo:paragraph-rsid="0004264d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087d44" officeooo:paragraph-rsid="00087d44" style:font-size-asian="12pt" style:font-weight-asian="normal" style:font-size-complex="12pt" style:font-weight-complex="normal"/>
    </style:style>
    <style:style style:name="T1" style:family="text">
      <style:text-properties officeooo:rsid="000426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64d" style:font-weight-asian="bold" style:font-weight-complex="bold"/>
    </style:style>
    <style:style style:name="T4" style:family="text">
      <style:text-properties fo:font-size="15pt" fo:font-weight="bold" officeooo:rsid="0004264d" style:font-size-asian="15pt" style:font-weight-asian="bold" style:font-size-complex="15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4264d" style:font-size-asian="16pt" style:font-weight-asian="bold" style:font-size-complex="16pt" style:font-weight-complex="bold"/>
    </style:style>
    <style:style style:name="T7" style:family="text">
      <style:text-properties officeooo:rsid="00076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5"/><text:span text:style-name="T6">Numbers</text:span></text:p>
      <text:p text:style-name="P1"/>
      <text:p text:style-name="P2">Ruby includes five built-in classes for representing numbers, and the standard library</text:p>
      <text:p text:style-name="P2">includes three more numeric classes that are sometimes useful. Figure 3-1 shows the</text:p>
      <text:p text:style-name="P2">class hierarchy.</text:p>
      <text:p text:style-name="P2"/>
      <text:p text:style-name="P2">Numeric-<text:span text:style-name="T7">&gt;</text:span></text:p>
      <text:p text:style-name="P2"><text:s text:c="13"/>-Integer</text:p>
      <text:p text:style-name="P2"><text:s text:c="25"/>-Bignum</text:p>
      <text:p text:style-name="P2"><text:s text:c="25"/>-Fixnum</text:p>
      <text:p text:style-name="P2"><text:s text:c="13"/>-Float</text:p>
      <text:p text:style-name="P2"><text:s text:c="13"/>-Complex(standard library)</text:p>
      <text:p text:style-name="P2"><text:s text:c="13"/>-BigDecimal(standard library)</text:p>
      <text:p text:style-name="P2"><text:s text:c="13"/>-Rational (standard library)</text:p>
      <text:p text:style-name="P2"/>
      <text:p text:style-name="P2"/>
      <text:p text:style-name="P2">All number objects in Ruby are instances of Numeric . All integers are instances of</text:p>
      <text:p text:style-name="P2">Integer . If an integer value fits within 31 bits (on most implementations), it is an</text:p>
      <text:p text:style-name="P2">instance of Fixnum . Otherwise, it is a Bignum . Bignum objects represent integers of arbi-</text:p>
      <text:p text:style-name="P2">trary size, and if the result of an operation on Fixnum operands is too big to fit in a</text:p>
      <text:p text:style-name="P2">Fixnum , that result is transparently converted to a Bignum . Similarly, if the result of an</text:p>
      <text:p text:style-name="P2">operation on Bignum objects falls within the range of Fixnum , then the result is a</text:p>
      <text:p text:style-name="P2">Fixnum . Real numbers are approximated in Ruby with the Float class, which uses the</text:p>
      <text:p text:style-name="P2">native floating-point representation of the platform.</text:p>
      <text:p text:style-name="P2"/>
      <text:p text:style-name="P3">The Complex , BigDecimal , and Rational classes are not built-in to Ruby but are distrib-</text:p>
      <text:p text:style-name="P3">uted with Ruby as part of the standard library. The Complex class represents complex</text:p>
      <text:p text:style-name="P3">numbers, of course. BigDecimal represents real numbers with arbitrary precision, using</text:p>
      <text:p text:style-name="P3">a decimal representation rather than a binary representation. And Rational represents</text:p>
      <text:p text:style-name="P3">rational numbers: one integer divided by another.</text:p>
      <text:p text:style-name="P3">All numeric objects are immutable; there are no methods that allow you to change the</text:p>
      <text:p text:style-name="P3">value held by the object. If you pass a reference to a numeric object to a method, you</text:p>
      <text:p text:style-name="P3">need not worry that the method will modify the object. Fixnum objects are commonly</text:p>
      <text:p text:style-name="P3">used, and Ruby implementations typically treat them as immediate values rather than</text:p>
      <text:p text:style-name="P3">as references. B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43:48.339363665</meta:creation-date>
    <dc:date>2014-11-14T18:08:50.432467071</dc:date>
    <meta:editing-duration>PT19M31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284" meta:character-count="1925" meta:non-whitespace-character-count="1464"/>
  </office:meta>
</office:document-meta>
</file>